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ad9" officeooo:paragraph-rsid="00069ad9"/>
    </style:style>
    <style:style style:name="P2" style:family="paragraph" style:parent-style-name="Standard">
      <style:paragraph-properties fo:text-align="start" style:justify-single-word="false"/>
      <style:text-properties officeooo:rsid="0006b579" officeooo:paragraph-rsid="0006b579"/>
    </style:style>
    <style:style style:name="P3" style:family="paragraph" style:parent-style-name="Standard">
      <style:paragraph-properties fo:text-align="start" style:justify-single-word="false"/>
      <style:text-properties officeooo:rsid="00084f83" officeooo:paragraph-rsid="00084f83"/>
    </style:style>
    <style:style style:name="P4" style:family="paragraph" style:parent-style-name="Standard">
      <style:paragraph-properties fo:text-align="center" style:justify-single-word="false"/>
      <style:text-properties officeooo:rsid="00084f83" officeooo:paragraph-rsid="00084f83"/>
    </style:style>
    <style:style style:name="P5" style:family="paragraph" style:parent-style-name="Standard">
      <style:paragraph-properties fo:text-align="start" style:justify-single-word="false"/>
      <style:text-properties officeooo:rsid="0008bcad" officeooo:paragraph-rsid="0008bca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84f83"/>
    </style:style>
    <style:style style:name="gr1" style:family="graphic">
      <style:graphic-properties draw:stroke="solid" svg:stroke-width="0.101cm" svg:stroke-color="#ec9ba4" draw:marker-start-width="0.499cm" draw:marker-end-width="0.499cm" draw:fill="none" draw:fill-color="#ffffff" fo:min-height="7.6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3 – O que é Visibilidade em um objeto?</text:p>
      <text:p text:style-name="P1"/>
      <text:p text:style-name="P2">Diagrama de classes:</text:p>
      <text:p text:style-name="P2"/>
      <text:p text:style-name="P2">Para um diagrama de classes, toda classe é um retângulo. </text:p>
      <text:p text:style-name="P2"><draw:frame text:anchor-type="paragraph" draw:z-index="0" draw:name="Forma1" draw:style-name="gr1" draw:text-style-name="P8" svg:width="4.564cm" svg:height="7.704cm" svg:x="3.836cm" svg:y="0.82cm"><draw:text-box><text:p text:style-name="P6">Caneta</text:p><text:p text:style-name="P7">_____________________</text:p><text:p text:style-name="P7"><text:tab/>modelo</text:p><text:p text:style-name="P7"><text:tab/>cor</text:p><text:p text:style-name="P7"><text:tab/><text:tab/>ponta</text:p><text:p text:style-name="P7"><text:tab/>carga</text:p><text:p text:style-name="P7"><text:tab/>tampada</text:p><text:p text:style-name="P7">_____________________</text:p><text:p text:style-name="P7"><text:tab/>escrever()</text:p><text:p text:style-name="P7"><text:tab/>rabiscar()</text:p><text:p text:style-name="P7"><text:tab/>pintar()</text:p><text:p text:style-name="P7"><text:tab/>tampar()</text:p><text:p text:style-name="P7"><text:tab/>destampar()</text:p></draw:text-box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">Modificadores de visibilidade:</text:span></text:p>
      <text:p text:style-name="P2"/>
      <text:p text:style-name="P3">Indicam o nível de acesso aos componentes de uma classe (atributos e métodos). A visibilidade vai dizer qual é o nível de acesso que você tem a eles.</text:p>
      <text:p text:style-name="P3"/>
      <text:p text:style-name="P3">+ Público – Todos podem usar;</text:p>
      <text:p text:style-name="P3"/>
      <text:p text:style-name="P3">A classe atual e todas as outras classes tem acesso a ela.</text:p>
      <text:p text:style-name="P3"/>
      <text:p text:style-name="P3">- <text:s/>Privado – Somente eu posso usar;</text:p>
      <text:p text:style-name="P3"/>
      <text:p text:style-name="P3">Somente a classe atual tem acesso a ela.</text:p>
      <text:p text:style-name="P3"/>
      <text:p text:style-name="P3"># Protegido – Somente minha mãe e os filhos dela podem usar.</text:p>
      <text:p text:style-name="P3"/>
      <text:p text:style-name="P3">A classe atual e todas as suas subclasses.</text:p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/>
      <text:p text:style-name="P4"><draw:frame text:anchor-type="paragraph" draw:z-index="1" draw:name="Forma1_0" draw:style-name="gr1" draw:text-style-name="P8" svg:width="4.564cm" svg:height="7.704cm" svg:x="3.836cm" svg:y="0.82cm"><draw:text-box><text:p text:style-name="P6">Caneta</text:p><text:p text:style-name="P7">_____________________</text:p><text:p text:style-name="P7"><text:s text:c="11"/>+ modelo</text:p><text:p text:style-name="P7"><text:s text:c="11"/>+ cor</text:p><text:p text:style-name="P7"><text:tab/>- ponta</text:p><text:p text:style-name="P7"><text:tab/># carga</text:p><text:p text:style-name="P7"><text:tab/># tampada</text:p><text:p text:style-name="P7">_____________________</text:p><text:p text:style-name="P7"><text:tab/>+ escrever()</text:p><text:p text:style-name="P7"><text:tab/>+ rabiscar()</text:p><text:p text:style-name="P7"><text:tab/>+ pintar()</text:p><text:p text:style-name="P7"><text:tab/>- tampar()</text:p><text:p text:style-name="P7"><text:tab/>- destampar()</text:p></draw:text-box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6:21:38.524122372</meta:creation-date>
    <dc:date>2020-09-21T16:54:25.785312800</dc:date>
    <meta:editing-duration>PT12M1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14" meta:word-count="104" meta:character-count="570" meta:non-whitespace-character-count="467"/>
  </office:meta>
</office:document-meta>
</file>